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7.60236111111111cm"/>
    </style:style>
    <style:style style:name="co2" style:family="table-column">
      <style:table-column-properties fo:break-before="auto" style:column-width="1.83444444444444cm"/>
    </style:style>
    <style:style style:name="co3" style:family="table-column">
      <style:table-column-properties fo:break-before="auto" style:column-width="3.08680555555556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Time elapsed was 48ns or 0.000000048s</text:p>
          </table:table-cell>
          <table:table-cell office:value-type="float" office:value="48" table:style-name="ce1">
            <text:p>48</text:p>
          </table:table-cell>
          <table:table-cell office:value-type="float" office:value="4.8E-8" table:style-name="ce1">
            <text:p>0.0000000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208ns or 0.000000208s</text:p>
          </table:table-cell>
          <table:table-cell office:value-type="float" office:value="208" table:style-name="ce1">
            <text:p>208</text:p>
          </table:table-cell>
          <table:table-cell office:value-type="float" office:value="2.0800000000000001E-7" table:style-name="ce1">
            <text:p>0.0000002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40ns or 0.000000040s</text:p>
          </table:table-cell>
          <table:table-cell office:value-type="float" office:value="40" table:style-name="ce1">
            <text:p>40</text:p>
          </table:table-cell>
          <table:table-cell office:value-type="float" office:value="4.0000000000000001E-8" table:style-name="ce1">
            <text:p>0.000000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251ns or 0.000000251s</text:p>
          </table:table-cell>
          <table:table-cell office:value-type="float" office:value="251" table:style-name="ce1">
            <text:p>251</text:p>
          </table:table-cell>
          <table:table-cell office:value-type="float" office:value="2.5100000000000001E-7" table:style-name="ce1">
            <text:p>0.0000002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58ns or 0.000000058s</text:p>
          </table:table-cell>
          <table:table-cell office:value-type="float" office:value="58" table:style-name="ce1">
            <text:p>58</text:p>
          </table:table-cell>
          <table:table-cell office:value-type="float" office:value="5.8000000000000003E-8" table:style-name="ce1">
            <text:p>0.0000000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72ns or 0.000000072s</text:p>
          </table:table-cell>
          <table:table-cell office:value-type="float" office:value="72" table:style-name="ce1">
            <text:p>72</text:p>
          </table:table-cell>
          <table:table-cell office:value-type="float" office:value="7.1999999999999996E-8" table:style-name="ce1">
            <text:p>0.0000000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58ns or 0.000000058s</text:p>
          </table:table-cell>
          <table:table-cell office:value-type="float" office:value="58" table:style-name="ce1">
            <text:p>58</text:p>
          </table:table-cell>
          <table:table-cell office:value-type="float" office:value="5.8000000000000003E-8" table:style-name="ce1">
            <text:p>0.0000000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49ns or 0.000000049s</text:p>
          </table:table-cell>
          <table:table-cell office:value-type="float" office:value="49" table:style-name="ce1">
            <text:p>49</text:p>
          </table:table-cell>
          <table:table-cell office:value-type="float" office:value="4.9000000000000002E-8" table:style-name="ce1">
            <text:p>0.0000000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60ns or 0.000000060s</text:p>
          </table:table-cell>
          <table:table-cell office:value-type="float" office:value="60" table:style-name="ce1">
            <text:p>60</text:p>
          </table:table-cell>
          <table:table-cell office:value-type="float" office:value="5.9999999999999995E-8" table:style-name="ce1">
            <text:p>0.000000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211ns or 0.000000211s</text:p>
          </table:table-cell>
          <table:table-cell office:value-type="float" office:value="211" table:style-name="ce1">
            <text:p>211</text:p>
          </table:table-cell>
          <table:table-cell office:value-type="float" office:value="2.11E-7" table:style-name="ce1">
            <text:p>0.0000002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VERAGE</text:p>
          </table:table-cell>
          <table:table-cell office:value-type="float" office:value="105.5" table:formula="of:=AVERAGE([.B1:.B10])" table:style-name="ce1">
            <text:p>105.5</text:p>
          </table:table-cell>
          <table:table-cell office:value-type="float" office:value="1.0550000000000001E-7" table:formula="of:=AVERAGE([.C1:.C10])" table:style-name="ce1">
            <text:p>1.055E-07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creator>avi</dc:creator>
    <meta:creation-date>2019-11-30T13:07:38Z</meta:creation-date>
    <dc:date>2019-11-30T15:49:06Z</dc:date>
    <meta:editing-cycles>1</meta:editing-cycles>
    <meta:editing-duration>PT44S</meta:editing-duration>
  </office:meta>
</office:document-meta>
</file>